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pitch="variable"/>
    <style:font-face style:name="Georgia" svg:font-family="Georgia" style:font-family-generic="roman" style:font-pitch="variable"/>
    <style:font-face style:name="Roboto" svg:font-family="Roboto"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text-position="0% 100%"/>
    </style:style>
    <style:style style:name="P2" style:family="paragraph" style:parent-style-name="Standard">
      <style:paragraph-properties fo:text-align="justify" style:justify-single-word="false">
        <style:tab-stops>
          <style:tab-stop style:position="0.2in"/>
        </style:tab-stops>
      </style:paragraph-properties>
      <style:text-properties fo:font-size="9pt" style:font-size-asian="9pt" style:font-size-complex="9pt"/>
    </style:style>
    <style:style style:name="P3" style:family="paragraph" style:parent-style-name="Standard">
      <style:paragraph-properties fo:text-align="justify" style:justify-single-word="false">
        <style:tab-stops>
          <style:tab-stop style:position="0.2in"/>
        </style:tab-stops>
      </style:paragraph-properties>
    </style:style>
    <style:style style:name="P4" style:family="paragraph" style:parent-style-name="Standard">
      <style:paragraph-properties fo:text-align="start" style:justify-single-word="false">
        <style:tab-stops>
          <style:tab-stop style:position="0.2in"/>
        </style:tab-stops>
      </style:paragraph-properties>
    </style:style>
    <style:style style:name="P5" style:family="paragraph" style:parent-style-name="Standard" style:master-page-name="First_20_Page">
      <style:paragraph-properties fo:margin-left="0in" fo:margin-right="0in" fo:margin-top="0in" fo:margin-bottom="0.1945in" loext:contextual-spacing="false" fo:line-height="100%" fo:text-align="center" style:justify-single-word="false" fo:keep-together="auto" fo:orphans="2" fo:widows="2" fo:text-indent="0in" style:auto-text-indent="false" style:page-number="1" fo:break-before="auto" fo:break-after="auto" fo:padding="0in" fo:border="none" fo:keep-with-next="auto"/>
    </style:style>
    <style:style style:name="P6" style:family="paragraph" style:parent-style-name="Standard">
      <style:paragraph-properties fo:margin-left="0in" fo:margin-right="0in" fo:margin-top="0.25in" fo:margin-bottom="0.028in" loext:contextual-spacing="false" fo:line-height="100%" fo:text-align="center" style:justify-single-word="false" fo:keep-together="auto" fo:orphans="2" fo:widows="2" fo:text-indent="0in" style:auto-text-indent="false" fo:break-before="auto" fo:break-after="auto" fo:padding="0in" fo:border="none" fo:keep-with-next="auto"/>
    </style:style>
    <style:style style:name="P7" style:family="paragraph" style:parent-style-name="Standard">
      <style:paragraph-properties fo:margin-left="0in" fo:margin-right="0in" fo:margin-top="0in" fo:margin-bottom="0.0835in" loext:contextual-spacing="false" fo:line-height="95%" fo:text-align="start" style:justify-single-word="false" fo:keep-together="auto" fo:orphans="2" fo:widows="2" fo:text-indent="0in" style:auto-text-indent="false" fo:break-before="auto" fo:break-after="auto" fo:padding="0in" fo:border="none" fo:keep-with-next="auto">
        <style:tab-stops>
          <style:tab-stop style:position="0.2in"/>
        </style:tab-stops>
      </style:paragraph-properties>
      <style:text-properties fo:font-style="italic" style:font-style-asian="italic"/>
    </style:style>
    <style:style style:name="P8" style:family="paragraph" style:parent-style-name="Standard">
      <style:paragraph-properties fo:margin-left="0in" fo:margin-right="0in" fo:margin-top="0in" fo:margin-bottom="0.0835in" loext:contextual-spacing="false" fo:line-height="95%" fo:text-align="justify" style:justify-single-word="false" fo:keep-together="auto" fo:orphans="2" fo:widows="2" fo:text-indent="0in" style:auto-text-indent="false" fo:break-before="auto" fo:break-after="auto" fo:padding="0in" fo:border="none" fo:keep-with-next="auto">
        <style:tab-stops>
          <style:tab-stop style:position="0.2in"/>
        </style:tab-stops>
      </style:paragraph-properties>
    </style:style>
    <style:style style:name="P9" style:family="paragraph" style:parent-style-name="Standard">
      <style:paragraph-properties fo:margin-left="0in" fo:margin-right="0in" fo:margin-top="0in" fo:margin-bottom="0.0835in" loext:contextual-spacing="false" fo:line-height="95%" fo:text-align="start" style:justify-single-word="false" fo:keep-together="auto" fo:orphans="2" fo:widows="2" fo:text-indent="0in" style:auto-text-indent="false" fo:break-before="auto" fo:break-after="auto" fo:padding="0in" fo:border="none" fo:keep-with-next="auto">
        <style:tab-stops>
          <style:tab-stop style:position="0.2in"/>
        </style:tab-stops>
      </style:paragraph-properties>
    </style:style>
    <style:style style:name="P10" style:family="paragraph" style:parent-style-name="Standard">
      <style:paragraph-properties fo:margin-top="0.25in" fo:margin-bottom="0.028in" loext:contextual-spacing="false" fo:line-height="100%"/>
    </style:style>
    <style:style style:name="P11" style:family="paragraph" style:parent-style-name="Standard">
      <style:paragraph-properties fo:break-before="column"/>
    </style:style>
    <style:style style:name="P12" style:family="paragraph" style:parent-style-name="Standard">
      <style:paragraph-properties fo:margin-left="0in" fo:margin-right="0in" fo:margin-top="0in" fo:margin-bottom="0.139in" loext:contextual-spacing="false" fo:line-height="100%" fo:text-align="justify" style:justify-single-word="false" fo:keep-together="auto" fo:orphans="2" fo:widows="2" fo:text-indent="0.189in" style:auto-text-indent="false" fo:break-before="auto" fo:break-after="auto" fo:padding="0in" fo:border="none" fo:keep-with-next="auto"/>
    </style:style>
    <style:style style:name="P13" style:family="paragraph" style:parent-style-name="Standard">
      <style:paragraph-properties fo:margin-left="0in" fo:margin-right="0in" fo:margin-top="0in" fo:margin-bottom="0.0835in" loext:contextual-spacing="false" fo:line-height="100%" fo:text-align="justify" style:justify-single-word="false" fo:keep-together="auto" fo:orphans="2" fo:widows="2" fo:text-indent="0.1902in" style:auto-text-indent="false" fo:break-before="auto" fo:break-after="auto" fo:padding="0in" fo:border="none" fo:keep-with-next="auto"/>
    </style:style>
    <style:style style:name="P14" style:family="paragraph" style:parent-style-name="Standard">
      <style:paragraph-properties fo:margin-top="0in" fo:margin-bottom="0.1665in" loext:contextual-spacing="false" fo:line-height="100%" fo:text-align="justify" style:justify-single-word="false">
        <style:tab-stops>
          <style:tab-stop style:position="0.15in"/>
        </style:tab-stops>
      </style:paragraph-properties>
    </style:style>
    <style:style style:name="P15" style:family="paragraph" style:parent-style-name="Standard" style:list-style-name="WWNum2">
      <style:paragraph-properties fo:margin-left="0.5in" fo:margin-right="0in" fo:text-indent="-0.25in" style:auto-text-indent="false">
        <style:tab-stops>
          <style:tab-stop style:position="0.15in"/>
        </style:tab-stops>
      </style:paragraph-properties>
    </style:style>
    <style:style style:name="P16" style:family="paragraph" style:parent-style-name="Standard" style:list-style-name="WWNum2">
      <style:paragraph-properties fo:margin-left="0.5in" fo:margin-right="0in" fo:text-indent="-0.25in" style:auto-text-indent="false">
        <style:tab-stops>
          <style:tab-stop style:position="0.2in"/>
        </style:tab-stops>
      </style:paragraph-properties>
    </style:style>
    <style:style style:name="P17" style:family="paragraph" style:parent-style-name="Standard" style:list-style-name="WWNum2">
      <style:paragraph-properties fo:margin-left="0.5in" fo:margin-right="0in" fo:margin-top="0in" fo:margin-bottom="0.0835in" loext:contextual-spacing="false" fo:line-height="95%" fo:text-indent="-0.25in" style:auto-text-indent="false">
        <style:tab-stops>
          <style:tab-stop style:position="0.2in"/>
        </style:tab-stops>
      </style:paragraph-properties>
    </style:style>
    <style:style style:name="P18" style:family="paragraph" style:parent-style-name="Standard">
      <style:paragraph-properties fo:margin-left="0.5in" fo:margin-right="0in" fo:text-indent="0in" style:auto-text-indent="false">
        <style:tab-stops>
          <style:tab-stop style:position="0.15in"/>
        </style:tab-stops>
      </style:paragraph-properties>
      <style:text-properties fo:font-size="6pt" style:font-size-asian="6pt" style:font-size-complex="6pt"/>
    </style:style>
    <style:style style:name="P19" style:family="paragraph" style:parent-style-name="Standard">
      <style:paragraph-properties fo:margin-left="0.5in" fo:margin-right="0in" fo:text-indent="0in" style:auto-text-indent="false">
        <style:tab-stops>
          <style:tab-stop style:position="0.2in"/>
        </style:tab-stops>
      </style:paragraph-properties>
      <style:text-properties fo:font-size="4pt" style:font-size-asian="4pt" style:font-size-complex="4pt"/>
    </style:style>
    <style:style style:name="P20" style:family="paragraph" style:parent-style-name="Standard">
      <style:paragraph-properties fo:margin-left="0.5in" fo:margin-right="0in" fo:text-align="start" style:justify-single-word="false" fo:text-indent="0in" style:auto-text-indent="false">
        <style:tab-stops>
          <style:tab-stop style:position="0.25in"/>
        </style:tab-stops>
      </style:paragraph-properties>
      <style:text-properties style:text-position="0% 100%"/>
    </style:style>
    <style:style style:name="P21" style:family="paragraph" style:parent-style-name="Standard">
      <style:paragraph-properties fo:margin-left="0in" fo:margin-right="0in" fo:margin-top="0in" fo:margin-bottom="0.0835in" loext:contextual-spacing="false" fo:line-height="95%" fo:text-align="justify" style:justify-single-word="false" fo:text-indent="0in" style:auto-text-indent="false">
        <style:tab-stops>
          <style:tab-stop style:position="0.2in"/>
        </style:tab-stops>
      </style:paragraph-properties>
    </style:style>
    <style:style style:name="P22" style:family="paragraph" style:parent-style-name="Standard">
      <style:paragraph-properties fo:margin-left="0in" fo:margin-right="0in" fo:margin-top="0in" fo:margin-bottom="0.0835in" loext:contextual-spacing="false" fo:line-height="95%" fo:text-align="justify" style:justify-single-word="false" fo:text-indent="0in" style:auto-text-indent="false">
        <style:tab-stops>
          <style:tab-stop style:position="0.2in"/>
        </style:tab-stops>
      </style:paragraph-properties>
      <style:text-properties fo:font-size="9pt" style:font-size-asian="9pt" style:font-size-complex="9pt"/>
    </style:style>
    <style:style style:name="P23" style:family="paragraph" style:parent-style-name="Standard">
      <style:paragraph-properties fo:margin-top="0in" fo:margin-bottom="0.0835in" loext:contextual-spacing="false" fo:line-height="95%" fo:text-align="justify" style:justify-single-word="false">
        <style:tab-stops>
          <style:tab-stop style:position="0.2in"/>
        </style:tab-stops>
      </style:paragraph-properties>
    </style:style>
    <style:style style:name="P24" style:family="paragraph" style:parent-style-name="Standard">
      <style:paragraph-properties fo:margin-top="0in" fo:margin-bottom="0.0835in" loext:contextual-spacing="false" fo:line-height="95%" fo:text-align="justify" style:justify-single-word="false">
        <style:tab-stops>
          <style:tab-stop style:position="0.2in"/>
        </style:tab-stops>
      </style:paragraph-properties>
      <style:text-properties fo:font-size="9pt" style:font-size-asian="9pt" style:font-size-complex="9pt"/>
    </style:style>
    <style:style style:name="P25" style:family="paragraph" style:parent-style-name="Standard" style:list-style-name="WWNum2">
      <style:paragraph-properties fo:margin-left="0.5in" fo:margin-right="0in" fo:margin-top="0in" fo:margin-bottom="0.0835in" loext:contextual-spacing="false" fo:line-height="95%" fo:keep-together="auto" fo:orphans="2" fo:widows="2" fo:text-indent="-0.25in" style:auto-text-indent="false" fo:break-before="auto" fo:break-after="auto" fo:padding="0in" fo:border="none" fo:keep-with-next="auto">
        <style:tab-stops>
          <style:tab-stop style:position="0.2in"/>
        </style:tab-stops>
      </style:paragraph-properties>
    </style:style>
    <style:style style:name="P26" style:family="paragraph" style:parent-style-name="Standard" style:list-style-name="WWNum2">
      <style:paragraph-properties fo:margin-left="0.5in" fo:margin-right="0in" fo:margin-top="0in" fo:margin-bottom="0.0835in" loext:contextual-spacing="false" fo:line-height="95%" fo:text-align="center" style:justify-single-word="false" fo:keep-together="auto" fo:orphans="2" fo:widows="2" fo:text-indent="-0.25in" style:auto-text-indent="false" fo:break-before="auto" fo:break-after="auto" fo:padding="0in" fo:border="none" fo:keep-with-next="auto">
        <style:tab-stops>
          <style:tab-stop style:position="0.2in"/>
        </style:tab-stops>
      </style:paragraph-properties>
    </style:style>
    <style:style style:name="P27" style:family="paragraph" style:parent-style-name="Standard" style:list-style-name="WWNum1">
      <style:paragraph-properties fo:margin-left="0.2457in" fo:margin-right="0in" fo:margin-top="0in" fo:margin-bottom="0.0346in" loext:contextual-spacing="false" fo:line-height="100%" fo:text-align="justify" style:justify-single-word="false" fo:keep-together="auto" fo:orphans="2" fo:widows="2" fo:text-indent="-0.2457in" style:auto-text-indent="false" fo:break-before="auto" fo:break-after="auto" fo:padding="0in" fo:border="none" fo:keep-with-next="auto"/>
    </style:style>
    <style:style style:name="P28" style:family="paragraph" style:parent-style-name="Heading_20_1" style:list-style-name="WWNum2">
      <style:paragraph-properties fo:margin-left="0.5in" fo:margin-right="0in" fo:text-indent="-0.25in" style:auto-text-indent="false">
        <style:tab-stops>
          <style:tab-stop style:position="0.15in"/>
        </style:tab-stops>
      </style:paragraph-properties>
    </style:style>
    <style:style style:name="P29" style:family="paragraph" style:parent-style-name="Heading_20_5" style:list-style-name="WWNum2">
      <style:paragraph-properties fo:margin-left="0.5in" fo:margin-right="0in" fo:text-indent="-0.25in" style:auto-text-indent="false">
        <style:tab-stops>
          <style:tab-stop style:position="0.25in"/>
        </style:tab-stops>
      </style:paragraph-properties>
    </style:style>
    <style:style style:name="T1" style:family="text">
      <style:text-properties style:text-position="-2% 100%" fo:font-size="24pt" style:font-size-asian="24pt" style:font-size-complex="24pt"/>
    </style:style>
    <style:style style:name="T2" style:family="text">
      <style:text-properties fo:font-size="24pt" style:font-size-asian="24pt" style:font-size-complex="24pt"/>
    </style:style>
    <style:style style:name="T3" style:family="text">
      <style:text-properties fo:font-size="9pt" style:font-size-asian="9pt" style:font-size-complex="9pt"/>
    </style:style>
    <style:style style:name="T4" style:family="text">
      <style:text-properties fo:font-size="9pt" fo:font-style="italic" style:font-size-asian="9pt" style:font-style-asian="italic" style:font-size-complex="9pt"/>
    </style:style>
    <style:style style:name="T5" style:family="text">
      <style:text-properties fo:font-variant="normal" fo:text-transform="none" fo:color="#000000" style:text-line-through-style="none" style:text-line-through-type="none" style:text-position="0% 100%" style:font-name="Times New Roman" fo:font-size="9pt" fo:font-style="normal" style:text-underline-style="none" fo:font-weight="normal" style:font-name-asian="Times New Roman1" style:font-size-asian="9pt" style:font-style-asian="normal" style:font-weight-asian="normal" style:font-name-complex="Times New Roman1" style:font-size-complex="9pt"/>
    </style:style>
    <style:style style:name="T6" style:family="text">
      <style:text-properties fo:font-variant="normal" fo:text-transform="none" fo:color="#000000" style:text-line-through-style="none" style:text-line-through-type="none" style:text-position="0% 100%" style:font-name="Times New Roman" fo:font-size="9pt" fo:font-style="italic" style:text-underline-style="none" fo:font-weight="normal" style:font-name-asian="Times New Roman1" style:font-size-asian="9pt" style:font-style-asian="italic" style:font-weight-asian="normal" style:font-name-complex="Times New Roman1" style:font-size-complex="9pt"/>
    </style:style>
    <style:style style:name="T7" style:family="text">
      <style:text-properties fo:font-variant="normal" fo:text-transform="none" fo:color="#000000" style:text-line-through-style="none" style:text-line-through-type="none" style:text-position="0% 100%" style:font-name="Times New Roman" fo:font-style="normal" style:text-underline-style="none" fo:font-weight="normal" style:font-name-asian="Times New Roman1" style:font-style-asian="normal" style:font-weight-asian="normal" style:font-name-complex="Times New Roman1"/>
    </style:style>
    <style:style style:name="T8" style:family="text">
      <style:text-properties fo:font-variant="normal" fo:text-transform="none" fo:color="#000000" style:text-line-through-style="none" style:text-line-through-type="none" style:text-position="0% 100%" style:font-name="Times New Roman" fo:font-style="normal" style:text-underline-style="none" fo:font-weight="bold" style:font-name-asian="Times New Roman1" style:font-style-asian="normal" style:font-weight-asian="bold" style:font-name-complex="Times New Roman1"/>
    </style:style>
    <style:style style:name="T9" style:family="text">
      <style:text-properties fo:font-variant="normal" fo:text-transform="none" fo:color="#000000" style:text-line-through-style="none" style:text-line-through-type="none" style:text-position="0% 100%" style:font-name="Times New Roman"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T10" style:family="text">
      <style:text-properties fo:font-variant="normal" fo:text-transform="none" fo:color="#000000" style:text-line-through-style="none" style:text-line-through-type="none" style:text-position="0% 100%" style:font-name="Times New Roman" fo:font-style="italic" style:text-underline-style="none" fo:font-weight="bold" style:font-name-asian="Times New Roman1" style:font-style-asian="italic" style:font-weight-asian="bold" style:font-name-complex="Times New Roman1"/>
    </style:style>
    <style:style style:name="T11" style:family="text">
      <style:text-properties fo:font-weight="bold" style:font-weight-asian="bold"/>
    </style:style>
    <style:style style:name="T12" style:family="text">
      <style:text-properties fo:font-style="italic" fo:font-weight="bold" style:font-style-asian="italic" style:font-weight-asian="bold"/>
    </style:style>
    <style:style style:name="T13" style:family="text">
      <style:text-properties fo:font-size="11pt" style:font-size-asian="11pt" style:font-size-complex="11pt"/>
    </style:style>
    <style:style style:name="T14" style:family="text">
      <style:text-properties fo:font-variant="small-caps" style:text-position="0% 100%" fo:font-size="11pt" style:font-size-asian="11pt" style:font-size-complex="11pt"/>
    </style:style>
    <style:style style:name="T15" style:family="text">
      <style:text-properties fo:font-variant="small-caps" fo:font-size="11pt" style:font-size-asian="11pt" style:font-size-complex="11pt"/>
    </style:style>
    <style:style style:name="T16" style:family="text">
      <style:text-properties fo:color="#3d4594" style:font-name="Roboto" style:text-underline-style="solid" style:text-underline-width="auto" style:text-underline-color="font-color" style:font-name-asian="Roboto1" style:font-name-complex="Roboto1"/>
    </style:style>
    <style:style style:name="T17" style:family="text">
      <style:text-properties fo:color="#233a44" style:font-name="Roboto" style:font-name-asian="Roboto1" style:font-name-complex="Roboto1"/>
    </style:style>
    <style:style style:name="T18" style:family="text">
      <style:text-properties fo:color="#1155cc" style:text-underline-style="solid" style:text-underline-width="auto" style:text-underline-color="font-color"/>
    </style:style>
    <style:style style:name="Sect1" style:family="section">
      <style:section-properties style:editable="false">
        <style:columns fo:column-count="3">
          <style:column style:rel-width="21069*" fo:start-indent="0in" fo:end-indent="0.25in"/>
          <style:column style:rel-width="23401*" fo:start-indent="0.25in" fo:end-indent="0.25in"/>
          <style:column style:rel-width="21065*" fo:start-indent="0.25in" fo:end-indent="0in"/>
        </style:columns>
      </style:section-properties>
    </style:style>
    <style:style style:name="Sect2" style:family="section">
      <style:section-properties text:dont-balance-text-columns="true" style:editable="false">
        <style:columns fo:column-count="2">
          <style:column style:rel-width="32767*" fo:start-indent="0in" fo:end-indent="0.1252in"/>
          <style:column style:rel-width="32768*" fo:start-indent="0.1252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text:span text:style-name="T1">Real Time Analysis of Twitter hashtags using Apache Spark Structured Streaming</text:span></text:h>
      <text:section text:style-name="Sect1" text:name="TextSection">
        <text:h text:style-name="P10" text:outline-level="1"><text:span text:style-name="T3">Hritwik Singhal<text:line-break/></text:span><text:span text:style-name="T4">Computer Science Engineering<text:line-break/>LNMIIT</text:span><text:span text:style-name="T3"><text:line-break/>Jaipur, India<text:line-break/>18ucs055@lnmiit.ac.in</text:span></text:h>
        <text:h text:style-name="P6" text:outline-level="1"><text:span text:style-name="T3">Aarchi Gupta</text:span><text:span text:style-name="T5"><text:line-break/> </text:span><text:span text:style-name="T4">Computer Science Engineering </text:span><text:span text:style-name="T5"><text:line-break/></text:span><text:span text:style-name="T4">LNMIIT</text:span><text:span text:style-name="T5"><text:line-break/></text:span><text:span text:style-name="T3">Jaipur,India</text:span><text:span text:style-name="T5"><text:line-break/></text:span><text:span text:style-name="T3">18ucs156@lnmiit.ac.in</text:span></text:h>
        <text:h text:style-name="P11" text:outline-level="1"/>
        <text:h text:style-name="P6" text:outline-level="1"><text:span text:style-name="T3">Raunak Goyal</text:span><text:span text:style-name="T5"><text:line-break/></text:span><text:span text:style-name="T4">Computer Communication Engineering</text:span><text:span text:style-name="T6"><text:line-break/></text:span><text:span text:style-name="T4">LNMIIT</text:span><text:span text:style-name="T5"><text:line-break/></text:span><text:span text:style-name="T3">Jaipur, India</text:span><text:span text:style-name="T5"><text:line-break/></text:span><text:span text:style-name="T3">18ucc162@lnmiit.ac.in</text:span></text:h>
        <text:h text:style-name="P6" text:outline-level="1"><text:span text:style-name="T3">Sameer Gupta</text:span><text:span text:style-name="T5"><text:line-break/></text:span><text:span text:style-name="T4">Computer Science Engineering </text:span><text:span text:style-name="T3"><text:line-break/></text:span><text:span text:style-name="T4">LNMIIT</text:span><text:span text:style-name="T3"><text:line-break/>Jaipur,India<text:line-break/>18ucs008@lnmiit.ac.in</text:span></text:h>
        <text:h text:style-name="P11" text:outline-level="1"/>
        <text:h text:style-name="P6" text:outline-level="1"><text:span text:style-name="T3">Utkarsh Gupta</text:span><text:span text:style-name="T7"><text:line-break/></text:span><text:span text:style-name="T4">Computer Communication Engineering</text:span><text:span text:style-name="T7"><text:line-break/></text:span><text:span text:style-name="T4">LNMIIT</text:span><text:span text:style-name="T3"><text:line-break/>Jaipur, India<text:line-break/>18ucc140@lnmiit.ac.in</text:span></text:h>
        <text:h text:style-name="P6" text:outline-level="1"><text:span text:style-name="T3">Abhay Singhal</text:span><text:span text:style-name="T5"><text:line-break/></text:span><text:span text:style-name="T4">Computer Science Engineering </text:span><text:span text:style-name="T3"><text:line-break/></text:span><text:span text:style-name="T4">LNMIIT</text:span><text:span text:style-name="T3"><text:line-break/>Jaipur,India<text:line-break/>18ucs011@lnmiit.ac.in</text:span><text:span text:style-name="T9"> </text:span></text:h>
      </text:section>
      <text:section text:style-name="Sect1" text:name="Section1">
        <text:h text:style-name="P1" text:outline-level="1"/>
        <text:h text:style-name="P11" text:outline-level="1"/>
      </text:section>
      <text:section text:style-name="Sect2" text:name="Section2">
        <text:h text:style-name="P12" text:outline-level="1"><text:span text:style-name="T10">Abstract</text:span><text:span text:style-name="T8">—</text:span><text:span text:style-name="T11">This project will fetch recent tweets based on “keywords” and “pages”, using Twitter API v2, filter hashtags from those tweets and give those hashtags to spark streaming for processing. After that it will launch a flask web server on localhost:5001 to view the data in a visual dashboard powered by ApexCharts.</text:span></text:h>
        <text:h text:style-name="P13" text:outline-level="1"><text:span text:style-name="T10">Keywords—</text:span><text:span text:style-name="T12">Twitter API, Apache Spark, Spark Streaming, Live tweets streaming, Tweet Analysis, Flask, ApexCharts</text:span></text:h>
        <text:list xml:id="list2491584622" text:style-name="WWNum2">
          <text:list-item>
            <text:h text:style-name="P28" text:outline-level="1"><text:span text:style-name="T13">Introduction</text:span></text:h>
          </text:list-item>
        </text:list>
        <text:h text:style-name="P14" text:outline-level="1"><text:tab/>One of the biggest sources of data today are Social networks like Twitter, Facebook &amp; Instagram. This means that for marketers, big data specialists, journalists and other professionals they are an extremely valuable asset.</text:h>
        <text:h text:style-name="P14" text:outline-level="1"><text:tab/>Twitter is one of the biggest social media websites today, where people tweet<text:span text:style-name="T11"> </text:span>and interact with each other about topics they like. So naturally it has a very rich source of data. We can analyze these tweets to get interesting and important insights about people’s opinions towards a particular topic/brand, sentiments of people, what people are talking about and the overall trends in general.</text:h>
        <text:h text:style-name="P14" text:outline-level="1"><text:tab/>Also, many time-sensitive business applications today can Harness the potential of real-time Twitter data and make decisions based on it in fields of IoT application, network intrusion detection, fraud detection.</text:h>
        <text:list xml:id="list33323187188579" text:continue-numbering="true" text:style-name="WWNum2">
          <text:list-item>
            <text:h text:style-name="P15" text:outline-level="1"><text:span text:style-name="T15">Problem statement</text:span></text:h>
          </text:list-item>
        </text:list>
        <text:h text:style-name="P18" text:outline-level="1"/>
        <text:h text:style-name="P21" text:outline-level="1"><text:tab/>To deliver a sophisticated solution to end customers that will provide them with real-time analysis of millions of tweets and dynamic visualisation of trending twitter hashtags to assist them better sell their product and raise social awareness about a certain topic.</text:h>
        <text:h text:style-name="P22" text:outline-level="1"/>
        <text:list xml:id="list33321791507919" text:continue-numbering="true" text:style-name="WWNum2">
          <text:list-item>
            <text:h text:style-name="P17" text:outline-level="1"><text:span text:style-name="T15">Twitter Api v2</text:span></text:h>
          </text:list-item>
        </text:list>
        <text:h text:style-name="P14" text:outline-level="1"><text:tab/>Twitter introduced their Twitter API v2 at the end of 2020. It was built from the ground up to be faster and have access to many new endpoints. It also <text:s/>comes with more features and data that you can pull and analyze, and a lot of new functionalities which are useful for Academic scholars as well as for enterprise. </text:h>
        <text:h text:style-name="P14" text:outline-level="1"><text:tab/>But it has some limitations of its own: 450 queries per 15 minutes, 500K queries per month, we can get tweets based on some keywords only.</text:h>
        <text:h text:style-name="P14" text:outline-level="1">The endpoint URL being used for queries is <text:a xlink:type="simple" xlink:href="https://api.twitter.com/2/tweets/search/recent" text:style-name="ListLabel_20_11" text:visited-style-name="ListLabel_20_11"><text:span text:style-name="T16">api.twitter.com/2/tweets/search/recent</text:span></text:a><text:span text:style-name="T17">. </text:span>The parameters that were given to twitter api were: the ‘keyword’, the ‘end_date’, ‘max_results’, ‘next_token’, ‘tweet fields’ which include ‘id’, ‘text’, ‘author_id’, ‘geo’, ‘conversation_id’, ‘created_at’, ‘lang’, ‘entities’. </text:h>
        <text:h text:style-name="P14" text:outline-level="1"><text:soft-page-break/>The response we received contained the tweets as well as their metadata like ‘author’, ‘date’ ‘hashtags’ etc. We separated the hashtags from those fields and to get hashtag counts, this response is passed to Spark through Socket.io running on port number 9009.</text:h>
        <text:h text:style-name="P7" text:outline-level="1"/>
        <text:list xml:id="list33322994973278" text:continue-numbering="true" text:style-name="WWNum2">
          <text:list-item>
            <text:h text:style-name="P17" text:outline-level="1"><text:span text:style-name="T15">Apache spark structured streaming</text:span></text:h>
          </text:list-item>
        </text:list>
        <text:h text:style-name="P23" text:outline-level="1"><text:tab/>Apache Spark, an open-source unified analytics engine for large-scale data and stream processing, is one of the most used engines for real-time data processing and provides the option for continuous computations, as data is continuously flowing through them.</text:h>
        <text:h text:style-name="P23" text:outline-level="1"><text:tab/>Apache Spark provides two ways of working with streaming data; Spark Streaming and Spark Structured Streaming.</text:h>
        <text:h text:style-name="P14" text:outline-level="1"><text:tab/>Spark Structured streaming is a distributed and fault-tolerant streaming engine that enables processing data in real-time. It is built on top of Apache Spark SparkSQL engine which deals with running stream data. It is fault-tolerant, scalable, and ensures recovery of any fault as soon as possible with the help of caching and checkpoints.</text:h>
        <text:h text:style-name="P14" text:outline-level="1">We have used the Pyspark interface for Apache Spark in Python. It allows us to write Spark applications using Python APIs. We first created a local SparkSession, the starting point of all functionalities related to Spark. Then we create a streaming DataFrame that represents text data received from a server listening on Localhost using sockets. After receiving the data from socket, we used two spark built-in functions namely ‘Split’ and ‘explode’ to split each line into multiple rows and store them in Dataframe. Then we Generate running word count using the ‘groupBy’ function of spark. At last we send the results from spark to flask Using REST API.</text:h>
        <text:list xml:id="list33322390749635" text:continue-numbering="true" text:style-name="WWNum2">
          <text:list-item>
            <text:h text:style-name="P17" text:outline-level="1"><text:span text:style-name="T15">Flask</text:span></text:h>
          </text:list-item>
        </text:list>
        <text:h text:style-name="P8" text:outline-level="1"><text:tab/>Flask is a micro web framework based on the Werkzeug WSGI toolkit and the Jinja2 template engine. It permits extensions that add application functionalities as if they were built into Flask itself. We chose Flask as the server since it is a lightweight web application framework that is designed to deliver results quickly while also allowing for future expansion. With Flask, the code is always simply what the developers put in it, with no extra code in charge of things we don't use. In our case, the Flask server collects hashtag data from Spark and directs it to the frontend.</text:h>
        <text:h text:style-name="P8" text:outline-level="1"><text:tab/>We have created three REST APIs in the server out of which one is the default GET API that is used to render HTML template for the dashboard whenever the server starts. After processing Twitter’s data, Spark will send hashtag data to the server through POST API “/updateData”. Then the frontend will call GET API “/refreshData” to get hashtag data from the server. These two APIs are repeatedly called by Spark and frontend respectively to update hashtag count on the dashboard and the dynamic updation on the frontend is done by the Jinja2 template engine.<text:line-break/></text:h>
        <text:list xml:id="list33323226419986" text:continue-numbering="true" text:style-name="WWNum2">
          <text:list-item>
            <text:h text:style-name="P25" text:outline-level="1"><text:span text:style-name="T15">Apexcharts</text:span></text:h>
          </text:list-item>
        </text:list>
        <text:h text:style-name="P8" text:outline-level="1"><text:tab/>ApexCharts is a modern, free and open-source charting library that has its integrations with Vue, React and Angular frameworks. This library has beautiful and interactive charts and aids developers in creating attractive and dynamic web page visualisations. It's MIT-licensed and free to use in commercial applications. ApexCharts has NPM support and it is better, with bigger datasets, but not by much. </text:h>
        <text:h text:style-name="P8" text:outline-level="1"><text:tab/>In our case, Javascript calls the server API to GET hashtag data and then it passes to ApexCharts API to get a responsive and dynamic bar graph.</text:h>
        <text:h text:style-name="P8" text:outline-level="1"><text:tab/>In our implementation of the trending hashtag dashboard we created a dynamic apex bar chart which is loaded with the options to provide responsive visualizations on frontend. Frontend will call the backend server’s GET API to fetch the trending(Real Time) top 15 twitter hashtags with their corresponding tweet count. These data values are then passed into the bar chart through the series option.To get real time visualization on frontend , the GET API will regularly be called in an interval of 2 seconds. The bar chart is also packed with the option of responsiveness which means that if the screen resolution changes , the bar chart remains visually readable.</text:h>
        <text:h text:style-name="P9" text:outline-level="1"/>
        <text:list xml:id="list33323261508696" text:continue-numbering="true" text:style-name="WWNum2">
          <text:list-item>
            <text:h text:style-name="P17" text:outline-level="1"><text:span text:style-name="T15">Future Prospects</text:span></text:h>
          </text:list-item>
        </text:list>
        <text:h text:style-name="P23" text:outline-level="1"><text:tab/>This project can be useful to market a particular product by associating it to a trending hashtag. It is also useful to promote contests and giveaways to boost user engagement. It can also be useful to raise awareness about a particular topic, also to discover trending topics and also to build a community around a hashtag.</text:h>
        <text:h text:style-name="P14" text:outline-level="1"><text:tab/>Also it can be used in many time-sensitive applications today who can use this real-time data and make decisions in fields of IoT application, network intrusion detection, fraud detection and improve our lifestyles in many ways.</text:h>
        <text:h text:style-name="P24" text:outline-level="1"/>
        <text:list xml:id="list33322859937842" text:continue-numbering="true" text:style-name="WWNum2">
          <text:list-item>
            <text:h text:style-name="P26" text:outline-level="1"><text:span text:style-name="T15">Project Location</text:span></text:h>
          </text:list-item>
        </text:list>
        <text:h text:style-name="P3" text:outline-level="1"><text:tab/>The complete source code of the Project is provided under GPLv3 license and is currently hosted on Github.com. <text:line-break/>Instructions to run the project are provided in the README.md file. You are free to modify and redistribute the source code as well as binaries, provided you follow GPL terms. Link to the project: <text:a xlink:type="simple" xlink:href="https://github.com/HritwikSinghal/Spark-tweet/" text:style-name="ListLabel_20_12" text:visited-style-name="ListLabel_20_12"><text:span text:style-name="T18">Spark-tweet</text:span></text:a></text:h>
        <text:h text:style-name="P3" text:outline-level="1"/>
        <text:h text:style-name="P2" text:outline-level="1"/>
        <text:list xml:id="list33323433785390" text:continue-numbering="true" text:style-name="WWNum2">
          <text:list-item>
            <text:h text:style-name="P16" text:outline-level="1"><text:span text:style-name="T15">Acknowledgement</text:span></text:h>
          </text:list-item>
        </text:list>
        <text:h text:style-name="P19" text:outline-level="1"/>
        <text:h text:style-name="P3" text:outline-level="1"><text:tab/>We would like to express our sincere thanks to Dr. Animesh Chaturvedi, for his valuable guidance and support in completing this project in the field of Cloud Computing. His immense knowledge, profound experience and professional expertise in Cloud Computing <text:s/>has enabled us to complete this Project successfully. Without his support and suggestions, this project would not have been Successful. It helped us in doing a lot of Research and we learned a lot of things related to this topic</text:h>
        <text:h text:style-name="P4" text:outline-level="1"><text:soft-page-break/></text:h>
        <text:list xml:id="list33322209914739" text:continue-numbering="true" text:style-name="WWNum2">
          <text:list-item>
            <text:h text:style-name="P29" text:outline-level="5"><text:span text:style-name="T13">References</text:span></text:h>
          </text:list-item>
        </text:list>
        <text:h text:style-name="P20" text:outline-level="1"/>
        <text:list xml:id="list4213925847" text:style-name="WWNum1">
          <text:list-item>
            <text:h text:style-name="P27" text:outline-level="1"><text:a xlink:type="simple" xlink:href="https://developer.twitter.com/en/docs/twitter-api/tools-and-libraries/v2" text:style-name="ListLabel_20_12" text:visited-style-name="ListLabel_20_12"><text:span text:style-name="T18">Twitter API v2 tools &amp; libraries | Docs | Twitter Developer Platform</text:span></text:a></text:h>
          </text:list-item>
          <text:list-item>
            <text:h text:style-name="P27" text:outline-level="1"><text:a xlink:type="simple" xlink:href="https://github.com/twitterdev/search-tweets-python" text:style-name="ListLabel_20_12" text:visited-style-name="ListLabel_20_12"><text:span text:style-name="T18">Search Tweets - Twitter Official Github Examples</text:span></text:a></text:h>
          </text:list-item>
          <text:list-item>
            <text:h text:style-name="P27" text:outline-level="1"><text:a xlink:type="simple" xlink:href="https://developer.twitter.com/en/docs/twitter-api/getting-started/make-your-first-request" text:style-name="ListLabel_20_12" text:visited-style-name="ListLabel_20_12"><text:span text:style-name="T18">Make-your-first-request Twitter API</text:span></text:a></text:h>
          </text:list-item>
          <text:list-item>
            <text:h text:style-name="P27" text:outline-level="1"><text:a xlink:type="simple" xlink:href="https://developer.twitter.com/en/docs/twitter-api/tweets/search/api-reference/get-tweets-search-recent" text:style-name="ListLabel_20_12" text:visited-style-name="ListLabel_20_12"><text:span text:style-name="T18">GET /2/tweets/search/recent | Docs | Twitter Developer Platform</text:span></text:a></text:h>
          </text:list-item>
          <text:list-item>
            <text:h text:style-name="P27" text:outline-level="1"><text:a xlink:type="simple" xlink:href="https://spark.apache.org/" text:style-name="ListLabel_20_12" text:visited-style-name="ListLabel_20_12"><text:span text:style-name="T18">Apache Spark - Unified Engine for large-scale data analytics</text:span></text:a></text:h>
          </text:list-item>
          <text:list-item>
            <text:h text:style-name="P27" text:outline-level="1"><text:a xlink:type="simple" xlink:href="https://spark.apache.org/docs/latest/" text:style-name="ListLabel_20_12" text:visited-style-name="ListLabel_20_12"><text:span text:style-name="T18">Overview - Spark 3.2.0 Documentation</text:span></text:a></text:h>
          </text:list-item>
          <text:list-item>
            <text:h text:style-name="P27" text:outline-level="1"><text:a xlink:type="simple" xlink:href="https://spark.apache.org/docs/latest/streaming-programming-guide.html" text:style-name="ListLabel_20_12" text:visited-style-name="ListLabel_20_12"><text:span text:style-name="T18">Spark Streaming - Spark 3.2.0 Documentation</text:span></text:a></text:h>
          </text:list-item>
          <text:list-item>
            <text:h text:style-name="P27" text:outline-level="1"><text:a xlink:type="simple" xlink:href="https://spark.apache.org/docs/latest/structured-streaming-programming-guide.html" text:style-name="ListLabel_20_12" text:visited-style-name="ListLabel_20_12"><text:span text:style-name="T18">Structured Streaming Programming Guide - Spark 3.2.0 Documentation</text:span></text:a></text:h>
          </text:list-item>
          <text:list-item>
            <text:h text:style-name="P27" text:outline-level="1"><text:a xlink:type="simple" xlink:href="https://spark.apache.org/docs/latest/api/python/" text:style-name="ListLabel_20_12" text:visited-style-name="ListLabel_20_12"><text:span text:style-name="T18">PySpark Documentation — PySpark 3.2.0 documentation</text:span></text:a></text:h>
          </text:list-item>
          <text:list-item>
            <text:h text:style-name="P27" text:outline-level="1"><text:a xlink:type="simple" xlink:href="https://www.tutorialspoint.com/pyspark/pyspark_rdd.htm" text:style-name="ListLabel_20_12" text:visited-style-name="ListLabel_20_12"><text:span text:style-name="T18">PySpark - RDD</text:span></text:a></text:h>
          </text:list-item>
          <text:list-item>
            <text:h text:style-name="P27" text:outline-level="1"><text:a xlink:type="simple" xlink:href="https://flask.palletsprojects.com/en/2.0.x/" text:style-name="ListLabel_20_12" text:visited-style-name="ListLabel_20_12"><text:span text:style-name="T18">Welcome to Flask — Flask Documentation (2.0.x)</text:span></text:a></text:h>
          </text:list-item>
          <text:list-item>
            <text:h text:style-name="P27" text:outline-level="1"><text:a xlink:type="simple" xlink:href="https://apexcharts.com/" text:style-name="ListLabel_20_12" text:visited-style-name="ListLabel_20_12"><text:span text:style-name="T18">ApexCharts.js - Open Source JavaScript Charts for your website</text:span></text:a></text:h>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roman" style:font-pitch="variable"/>
    <style:font-face style:name="Georgia" svg:font-family="Georgia" style:font-family-generic="roman" style:font-pitch="variable"/>
    <style:font-face style:name="Roboto" svg:font-family="Roboto"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1" style:list-style-name="" style:class="text">
      <style:paragraph-properties style:line-height-at-least="0.0008in" fo:text-align="center" style:justify-single-word="false" fo:orphans="2" fo:widows="2" fo:hyphenation-ladder-count="no-limit" style:vertical-align="top" style:writing-mode="lr-tb"/>
      <style:text-properties style:text-position="0% 100%" fo:language="en" fo:country="US" style:text-blinking="false" style:language-asian="en" style:country-asian="US" style:language-complex="ar" style:country-complex="SA" style:text-emphasize="none" style:text-scale="100%"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normal" style:default-outline-level="1" style:list-style-name="" style:class="text">
      <style:paragraph-properties fo:margin-left="0in" fo:margin-right="0in" fo:margin-top="0in" fo:margin-bottom="0.0835in" loext:contextual-spacing="false" fo:line-height="95%" fo:text-align="justify" style:justify-single-word="false" fo:hyphenation-ladder-count="no-limit" fo:text-indent="0.2in" style:auto-text-indent="false" style:vertical-align="top">
        <style:tab-stops>
          <style:tab-stop style:position="0.2in"/>
        </style:tab-stops>
      </style:paragraph-properties>
      <style:text-properties style:text-position="0% 100%" fo:language="und" fo:country="none" style:text-blinking="false" style:language-asian="und" style:country-asian="none" style:language-complex="ar" style:country-complex="SA" style:text-emphasize="none" style:text-scale="100%" fo:hyphenate="false" fo:hyphenation-remain-char-count="2" fo:hyphenation-push-char-count="2"/>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center"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left="0in" fo:margin-right="0in" fo:margin-top="0.111in" fo:margin-bottom="0.0555in" loext:contextual-spacing="false" style:line-height-at-least="0.0008in" fo:text-align="center" style:justify-single-word="false" fo:keep-together="always" fo:hyphenation-ladder-count="no-limit" fo:text-indent="0in" style:auto-text-indent="false" fo:keep-with-next="always" style:vertical-align="top">
        <style:tab-stops>
          <style:tab-stop style:position="0.15in"/>
        </style:tab-stops>
      </style:paragraph-properties>
      <style:text-properties fo:font-variant="small-caps" style:text-position="0% 100%" fo:language="und" fo:country="none" style:text-blinking="false" style:language-asian="und" style:country-asian="none" style:language-complex="ar" style:country-complex="SA" style:text-emphasize="none" style:text-scale="100%" fo:hyphenate="false" fo:hyphenation-remain-char-count="2" fo:hyphenation-push-char-count="2"/>
    </style:style>
    <style:style style:name="Heading_20_2" style:display-name="Heading 2" style:family="paragraph" style:parent-style-name="normal" style:next-style-name="Standard" style:default-outline-level="2" style:list-style-name="" style:class="text">
      <style:paragraph-properties fo:margin-top="0.0835in" fo:margin-bottom="0.0417in" loext:contextual-spacing="false" style:line-height-at-least="0.0008in" fo:text-align="start" style:justify-single-word="false" fo:keep-together="always" fo:hyphenation-ladder-count="no-limit" fo:keep-with-next="always" style:vertical-align="top">
        <style:tab-stops>
          <style:tab-stop style:position="0.2in"/>
        </style:tab-stops>
      </style:paragraph-properties>
      <style:text-properties style:text-position="0% 100%" fo:language="und" fo:country="none" fo:font-style="italic" style:text-blinking="false" style:language-asian="und" style:country-asian="none" style:font-style-asian="italic" style:language-complex="ar" style:country-complex="SA" style:font-style-complex="italic" style:text-emphasize="none" style:text-scale="100%" fo:hyphenate="false" fo:hyphenation-remain-char-count="2" fo:hyphenation-push-char-count="2"/>
    </style:style>
    <style:style style:name="Heading_20_3" style:display-name="Heading 3" style:family="paragraph" style:parent-style-name="normal" style:next-style-name="Standard" style:default-outline-level="3" style:list-style-name="" style:class="text">
      <style:paragraph-properties fo:margin-left="0in" fo:margin-right="0in" style:line-height-at-least="0.1665in" fo:text-align="justify" style:justify-single-word="false" fo:hyphenation-ladder-count="no-limit" fo:text-indent="0.2in" style:auto-text-indent="false" style:vertical-align="top"/>
      <style:text-properties style:text-position="0% 100%" fo:language="und" fo:country="none" fo:font-style="italic" style:text-blinking="false" style:language-asian="und" style:country-asian="none" style:font-style-asian="italic" style:language-complex="ar" style:country-complex="SA" style:font-style-complex="italic" style:text-emphasize="none" style:text-scale="100%" fo:hyphenate="false" fo:hyphenation-remain-char-count="2" fo:hyphenation-push-char-count="2"/>
    </style:style>
    <style:style style:name="Heading_20_4" style:display-name="Heading 4" style:family="paragraph" style:parent-style-name="normal" style:next-style-name="Standard" style:default-outline-level="4" style:list-style-name="" style:class="text">
      <style:paragraph-properties fo:margin-left="0in" fo:margin-right="0in" fo:margin-top="0.028in" fo:margin-bottom="0.028in" loext:contextual-spacing="false" style:line-height-at-least="0.0008in" fo:text-align="justify" style:justify-single-word="false" fo:hyphenation-ladder-count="no-limit" fo:text-indent="0.35in" style:auto-text-indent="false" style:vertical-align="top">
        <style:tab-stops>
          <style:tab-stop style:position="0.5in"/>
        </style:tab-stops>
      </style:paragraph-properties>
      <style:text-properties style:text-position="0% 100%" fo:language="und" fo:country="none" fo:font-style="italic" style:text-blinking="false" style:language-asian="und" style:country-asian="none" style:font-style-asian="italic" style:language-complex="ar" style:country-complex="SA" style:font-style-complex="italic" style:text-emphasize="none" style:text-scale="100%" fo:hyphenate="false" fo:hyphenation-remain-char-count="2" fo:hyphenation-push-char-count="2"/>
    </style:style>
    <style:style style:name="Heading_20_5" style:display-name="Heading 5" style:family="paragraph" style:parent-style-name="normal" style:next-style-name="Standard" style:default-outline-level="5" style:list-style-name="" style:class="text">
      <style:paragraph-properties fo:margin-top="0.111in" fo:margin-bottom="0.0555in" loext:contextual-spacing="false" style:line-height-at-least="0.0008in" fo:text-align="center" style:justify-single-word="false" fo:hyphenation-ladder-count="no-limit" style:vertical-align="top">
        <style:tab-stops>
          <style:tab-stop style:position="0.25in"/>
        </style:tab-stops>
      </style:paragraph-properties>
      <style:text-properties fo:font-variant="small-caps" style:text-position="0% 100%" fo:language="und" fo:country="none" style:text-blinking="false" style:language-asian="und" style:country-asian="none" style:language-complex="ar" style:country-complex="SA" style:text-emphasize="none" style:text-scale="100%" fo:hyphenate="false" fo:hyphenation-remain-char-count="2" fo:hyphenation-push-char-count="2"/>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Abstract" style:family="paragraph" style:default-outline-level="1" style:list-style-name="">
      <style:paragraph-properties fo:margin-left="0in" fo:margin-right="0in" fo:margin-top="0in" fo:margin-bottom="0.139in" loext:contextual-spacing="false" style:line-height-at-least="0.0008in" fo:text-align="justify" style:justify-single-word="false" fo:orphans="2" fo:widows="2" fo:hyphenation-ladder-count="no-limit" fo:text-indent="0.189in" style:auto-text-indent="false" style:vertical-align="top" style:writing-mode="lr-tb"/>
      <style:text-properties style:text-position="0% 100%" fo:font-size="9pt" fo:language="en" fo:country="US" fo:font-weight="bold" style:text-blinking="false" style:font-size-asian="9pt" style:language-asian="en" style:country-asian="US" style:font-weight-asian="bold" style:font-size-complex="9pt" style:language-complex="ar" style:country-complex="SA" style:font-weight-complex="bold" style:text-emphasize="none" style:text-scale="100%" fo:hyphenate="false" fo:hyphenation-remain-char-count="2" fo:hyphenation-push-char-count="2"/>
    </style:style>
    <style:style style:name="Affiliation" style:family="paragraph" style:default-outline-level="1" style:list-style-name="">
      <style:paragraph-properties style:line-height-at-least="0.0008in" fo:text-align="center" style:justify-single-word="false" fo:orphans="2" fo:widows="2" fo:hyphenation-ladder-count="no-limit" style:vertical-align="top" style:writing-mode="lr-tb"/>
      <style:text-properties style:text-position="0% 100%" fo:language="en" fo:country="US" style:text-blinking="false" style:language-asian="en" style:country-asian="US" style:language-complex="ar" style:country-complex="SA" style:text-emphasize="none" style:text-scale="100%" fo:hyphenate="false" fo:hyphenation-remain-char-count="2" fo:hyphenation-push-char-count="2"/>
    </style:style>
    <style:style style:name="Author" style:family="paragraph" style:default-outline-level="1" style:list-style-name="">
      <style:paragraph-properties fo:margin-top="0.25in" fo:margin-bottom="0.028in" loext:contextual-spacing="false" style:line-height-at-least="0.0008in" fo:text-align="center" style:justify-single-word="false" fo:orphans="2" fo:widows="2" fo:hyphenation-ladder-count="no-limit" style:vertical-align="top" style:writing-mode="lr-tb"/>
      <style:text-properties style:text-position="0% 100%" fo:font-size="11pt" fo:language="und" fo:country="none" style:text-blinking="false" style:font-size-asian="11pt" style:language-asian="und" style:country-asian="none" style:font-size-complex="11pt" style:language-complex="ar" style:country-complex="SA" style:text-emphasize="none" style:text-scale="100%" fo:hyphenate="false" fo:hyphenation-remain-char-count="2" fo:hyphenation-push-char-count="2"/>
    </style:style>
    <style:style style:name="bullet_20_list" style:display-name="bullet list" style:family="paragraph" style:parent-style-name="Text_20_body" style:default-outline-level="1" style:list-style-name="">
      <style:paragraph-properties fo:margin-left="0.4in" fo:margin-right="0in" fo:margin-top="0in" fo:margin-bottom="0.0835in" loext:contextual-spacing="false" fo:line-height="95%" fo:text-align="justify" style:justify-single-word="false" fo:hyphenation-ladder-count="no-limit" fo:text-indent="-0.2in" style:auto-text-indent="false" style:vertical-align="top">
        <style:tab-stops>
          <style:tab-stop style:position="0.2in"/>
        </style:tab-stops>
      </style:paragraph-properties>
      <style:text-properties style:text-position="0% 100%" fo:language="und" fo:country="none" style:text-blinking="false" style:language-asian="und" style:country-asian="none" style:language-complex="ar" style:country-complex="SA" style:text-emphasize="none" style:text-scale="100%" fo:hyphenate="false" fo:hyphenation-remain-char-count="2" fo:hyphenation-push-char-count="2"/>
    </style:style>
    <style:style style:name="equation" style:family="paragraph" style:parent-style-name="normal" style:default-outline-level="1" style:list-style-name="">
      <style:paragraph-properties fo:margin-top="0.1665in" fo:margin-bottom="0.1665in" loext:contextual-spacing="false" fo:line-height="90%" fo:text-align="center" style:justify-single-word="false" fo:hyphenation-ladder-count="no-limit" style:vertical-align="top">
        <style:tab-stops>
          <style:tab-stop style:position="1.75in" style:type="center"/>
          <style:tab-stop style:position="3.5in" style:type="right"/>
        </style:tab-stops>
      </style:paragraph-properties>
      <style:text-properties style:text-position="0% 100%" style:font-name="Symbol" fo:font-family="Symbol" style:font-family-generic="roman" style:font-pitch="variable" fo:language="en" fo:country="US" style:text-blinking="false" style:language-asian="en" style:country-asian="US" style:font-name-complex="Symbol1" style:font-family-complex="Symbol" style:font-family-generic-complex="system" style:font-pitch-complex="variable" style:language-complex="ar" style:country-complex="SA" style:text-emphasize="none" style:text-scale="100%" fo:hyphenate="false" fo:hyphenation-remain-char-count="2" fo:hyphenation-push-char-count="2"/>
    </style:style>
    <style:style style:name="figure_20_caption" style:display-name="figure caption" style:family="paragraph" style:default-outline-level="1" style:list-style-name="">
      <style:paragraph-properties fo:margin-left="0in" fo:margin-right="0in" fo:margin-top="0.0555in" fo:margin-bottom="0.139in" loext:contextual-spacing="false" style:line-height-at-least="0.0008in" fo:text-align="justify" style:justify-single-word="false" fo:orphans="2" fo:widows="2" fo:hyphenation-ladder-count="no-limit" fo:text-indent="0in" style:auto-text-indent="false" style:vertical-align="top" style:writing-mode="lr-tb">
        <style:tab-stops>
          <style:tab-stop style:position="0.3701in"/>
        </style:tab-stops>
      </style:paragraph-properties>
      <style:text-properties style:text-position="0% 100%" fo:font-size="8pt" fo:language="und" fo:country="none" style:text-blinking="false" style:font-size-asian="8pt" style:language-asian="und" style:country-asian="none" style:font-size-complex="8pt" style:language-complex="ar" style:country-complex="SA" style:text-emphasize="none" style:text-scale="100%" fo:hyphenate="false" fo:hyphenation-remain-char-count="2" fo:hyphenation-push-char-count="2"/>
    </style:style>
    <style:style style:name="footnote" style:family="paragraph" style:default-outline-level="1" style:list-style-name="">
      <style:paragraph-properties fo:margin-top="0in" fo:margin-bottom="0.028in" loext:contextual-spacing="false" style:line-height-at-least="0.0008in" fo:text-align="center" style:justify-single-word="false" fo:orphans="2" fo:widows="2" fo:hyphenation-ladder-count="no-limit" style:vertical-align="top" style:writing-mode="lr-tb"/>
      <style:text-properties style:text-position="0% 100%" fo:font-size="8pt" fo:language="en" fo:country="US" style:text-blinking="false" style:font-size-asian="8pt" style:language-asian="en" style:country-asian="US" style:font-size-complex="8pt" style:language-complex="ar" style:country-complex="SA" style:text-emphasize="none" style:text-scale="100%" fo:hyphenate="false" fo:hyphenation-remain-char-count="2" fo:hyphenation-push-char-count="2"/>
    </style:style>
    <style:style style:name="paper_20_subtitle" style:display-name="paper subtitle" style:family="paragraph" style:default-outline-level="1" style:list-style-name="">
      <style:paragraph-properties fo:margin-top="0in" fo:margin-bottom="0.0835in" loext:contextual-spacing="false" style:line-height-at-least="0.0008in" fo:text-align="center" style:justify-single-word="false" fo:orphans="2" fo:widows="2" fo:hyphenation-ladder-count="no-limit" style:vertical-align="top" style:writing-mode="lr-tb"/>
      <style:text-properties style:text-position="0% 100%" fo:font-size="14pt" fo:language="und" fo:country="none" style:text-blinking="false" style:font-size-asian="14pt" style:language-asian="und" style:country-asian="none" style:font-size-complex="14pt" style:language-complex="ar" style:country-complex="SA" style:text-emphasize="none" style:text-scale="100%" fo:hyphenate="false" fo:hyphenation-remain-char-count="2" fo:hyphenation-push-char-count="2"/>
    </style:style>
    <style:style style:name="paper_20_title" style:display-name="paper title" style:family="paragraph" style:default-outline-level="1" style:list-style-name="">
      <style:paragraph-properties fo:margin-top="0in" fo:margin-bottom="0.0835in" loext:contextual-spacing="false" style:line-height-at-least="0.0008in" fo:text-align="center" style:justify-single-word="false" fo:orphans="2" fo:widows="2" fo:hyphenation-ladder-count="no-limit" style:vertical-align="top" style:writing-mode="lr-tb"/>
      <style:text-properties style:text-position="0% 100%" fo:font-size="24pt" fo:language="und" fo:country="none" style:text-blinking="false" style:font-size-asian="24pt" style:language-asian="und" style:country-asian="none" style:font-size-complex="24pt" style:language-complex="ar" style:country-complex="SA" style:text-emphasize="none" style:text-scale="100%" fo:hyphenate="false" fo:hyphenation-remain-char-count="2" fo:hyphenation-push-char-count="2"/>
    </style:style>
    <style:style style:name="references" style:family="paragraph" style:default-outline-level="1" style:list-style-name="">
      <style:paragraph-properties fo:margin-top="0in" fo:margin-bottom="0.0346in" loext:contextual-spacing="false" style:line-height-at-least="0.1252in" fo:text-align="justify" style:justify-single-word="false" fo:orphans="2" fo:widows="2" fo:hyphenation-ladder-count="no-limit" style:vertical-align="top" style:writing-mode="lr-tb"/>
      <style:text-properties style:text-position="0% 100%" fo:font-size="8pt" fo:language="und" fo:country="none" style:text-blinking="false" style:font-size-asian="8pt" style:language-asian="und" style:country-asian="none" style:font-size-complex="8pt" style:language-complex="ar" style:country-complex="SA" style:text-emphasize="none" style:text-scale="100%" fo:hyphenate="false" fo:hyphenation-remain-char-count="2" fo:hyphenation-push-char-count="2"/>
    </style:style>
    <style:style style:name="sponsors" style:family="paragraph" style:default-outline-level="1" style:list-style-name="">
      <style:paragraph-properties fo:margin-left="0in" fo:margin-right="0in" style:line-height-at-least="0.0008in" fo:text-align="center" style:justify-single-word="false" fo:orphans="2" fo:widows="2" fo:hyphenation-ladder-count="no-limit" fo:text-indent="0.2in" style:auto-text-indent="false" fo:padding-left="0in" fo:padding-right="0in" fo:padding-top="0.028in" fo:padding-bottom="0in" fo:border-left="none" fo:border-right="none" fo:border-top="0.51pt solid #000000" fo:border-bottom="none" style:vertical-align="top" style:writing-mode="lr-tb"/>
      <style:text-properties style:text-position="0% 100%" fo:font-size="8pt" fo:language="en" fo:country="US" style:text-blinking="false" style:font-size-asian="8pt" style:language-asian="en" style:country-asian="US" style:font-size-complex="8pt" style:language-complex="ar" style:country-complex="SA" style:text-emphasize="none" style:text-scale="100%" fo:hyphenate="false" fo:hyphenation-remain-char-count="2" fo:hyphenation-push-char-count="2"/>
    </style:style>
    <style:style style:name="table_20_col_20_head" style:display-name="table col head" style:family="paragraph" style:parent-style-name="normal" style:default-outline-level="1" style:list-style-name="">
      <style:paragraph-properties style:line-height-at-least="0.0008in" fo:text-align="center" style:justify-single-word="false" fo:hyphenation-ladder-count="no-limit" style:vertical-align="top"/>
      <style:text-properties style:text-position="0% 100%" fo:font-size="8pt" fo:language="en" fo:country="US" fo:font-weight="bold" style:text-blinking="false" style:font-size-asian="8pt" style:language-asian="en" style:country-asian="US" style:font-weight-asian="bold" style:font-size-complex="8pt" style:language-complex="ar" style:country-complex="SA" style:font-weight-complex="bold" style:text-emphasize="none" style:text-scale="100%" fo:hyphenate="false" fo:hyphenation-remain-char-count="2" fo:hyphenation-push-char-count="2"/>
    </style:style>
    <style:style style:name="table_20_col_20_subhead" style:display-name="table col subhead" style:family="paragraph" style:parent-style-name="table_20_col_20_head" style:default-outline-level="1" style:list-style-name="">
      <style:paragraph-properties style:line-height-at-least="0.0008in" fo:text-align="center" style:justify-single-word="false" fo:hyphenation-ladder-count="no-limit" style:vertical-align="top"/>
      <style:text-properties style:text-position="0% 100%" fo:font-size="7.5pt" fo:language="en" fo:country="US" fo:font-style="italic" fo:font-weight="bold" style:text-blinking="false" style:font-size-asian="7.5pt" style:language-asian="en" style:country-asian="US" style:font-style-asian="italic" style:font-weight-asian="bold" style:font-size-complex="7.5pt" style:language-complex="ar" style:country-complex="SA" style:font-style-complex="italic" style:font-weight-complex="bold" style:text-emphasize="none" style:text-scale="100%" fo:hyphenate="false" fo:hyphenation-remain-char-count="2" fo:hyphenation-push-char-count="2"/>
    </style:style>
    <style:style style:name="table_20_copy" style:display-name="table copy" style:family="paragraph" style:default-outline-level="1" style:list-style-name="">
      <style:paragraph-properties style:line-height-at-least="0.0008in" fo:text-align="justify" style:justify-single-word="false" fo:orphans="2" fo:widows="2" fo:hyphenation-ladder-count="no-limit" style:vertical-align="top" style:writing-mode="lr-tb"/>
      <style:text-properties style:text-position="0% 100%" fo:font-size="8pt" fo:language="und" fo:country="none" style:text-blinking="false" style:font-size-asian="8pt" style:language-asian="und" style:country-asian="none" style:font-size-complex="8pt" style:language-complex="ar" style:country-complex="SA" style:text-emphasize="none" style:text-scale="100%" fo:hyphenate="false" fo:hyphenation-remain-char-count="2" fo:hyphenation-push-char-count="2"/>
    </style:style>
    <style:style style:name="table_20_footnote" style:display-name="table footnote" style:family="paragraph" style:default-outline-level="1" style:list-style-name="">
      <style:paragraph-properties fo:margin-left="0.0402in" fo:margin-right="0in" fo:margin-top="0.0417in" fo:margin-bottom="0.0209in" loext:contextual-spacing="false" style:line-height-at-least="0.0008in" fo:text-align="end" style:justify-single-word="false" fo:orphans="2" fo:widows="2" fo:hyphenation-ladder-count="no-limit" fo:text-indent="-0.0201in" style:auto-text-indent="false" style:vertical-align="top" style:writing-mode="lr-tb"/>
      <style:text-properties style:text-position="0% 100%" fo:font-size="6pt" fo:language="en" fo:country="US" style:text-blinking="false" style:font-size-asian="6pt" style:language-asian="en" style:country-asian="US" style:font-size-complex="6pt" style:language-complex="ar" style:country-complex="SA" style:text-emphasize="none" style:text-scale="100%" fo:hyphenate="false" fo:hyphenation-remain-char-count="2" fo:hyphenation-push-char-count="2"/>
    </style:style>
    <style:style style:name="table_20_head" style:display-name="table head" style:family="paragraph" style:default-outline-level="1" style:list-style-name="">
      <style:paragraph-properties fo:margin-top="0.1665in" fo:margin-bottom="0.0835in" loext:contextual-spacing="false" fo:line-height="90%" fo:text-align="center" style:justify-single-word="false" fo:orphans="2" fo:widows="2" fo:hyphenation-ladder-count="no-limit" style:vertical-align="top" style:writing-mode="lr-tb"/>
      <style:text-properties fo:font-variant="small-caps" style:text-position="0% 100%" fo:font-size="8pt" fo:language="und" fo:country="none" style:text-blinking="false" style:font-size-asian="8pt" style:language-asian="und" style:country-asian="none" style:font-size-complex="8pt" style:language-complex="ar" style:country-complex="SA" style:text-emphasize="none" style:text-scale="100%" fo:hyphenate="false" fo:hyphenation-remain-char-count="2" fo:hyphenation-push-char-count="2"/>
    </style:style>
    <style:style style:name="Keywords" style:family="paragraph" style:parent-style-name="Abstract" style:default-outline-level="1" style:list-style-name="">
      <style:paragraph-properties fo:margin-left="0in" fo:margin-right="0in" fo:margin-top="0in" fo:margin-bottom="0.0835in" loext:contextual-spacing="false" style:line-height-at-least="0.0008in" fo:text-align="justify" style:justify-single-word="false" fo:hyphenation-ladder-count="no-limit" fo:text-indent="0.1902in" style:auto-text-indent="false" style:vertical-align="top"/>
      <style:text-properties style:text-position="0% 100%" fo:font-size="9pt" fo:language="en" fo:country="US" fo:font-style="italic" fo:font-weight="bold" style:text-blinking="false" style:font-size-asian="9pt" style:language-asian="en" style:country-asian="US" style:font-style-asian="italic" style:font-weight-asian="bold" style:font-size-complex="9pt" style:language-complex="ar" style:country-complex="SA" style:font-weight-complex="bold" style:text-emphasize="none" style:text-scale="100%" fo:hyphenate="false" fo:hyphenation-remain-char-count="2" fo:hyphenation-push-char-count="2"/>
    </style:style>
    <style:style style:name="Header" style:family="paragraph" style:parent-style-name="normal" style:default-outline-level="1" style:list-style-name="" style:class="extra">
      <style:paragraph-properties style:line-height-at-least="0.0008in" fo:text-align="center" style:justify-single-word="false" fo:hyphenation-ladder-count="no-limit" style:vertical-align="top">
        <style:tab-stops>
          <style:tab-stop style:position="3.25in" style:type="center"/>
          <style:tab-stop style:position="6.5in" style:type="right"/>
        </style:tab-stops>
      </style:paragraph-properties>
      <style:text-properties style:text-position="0% 100%" fo:language="en" fo:country="US" style:text-blinking="false" style:language-asian="en" style:country-asian="US" style:language-complex="ar" style:country-complex="SA" style:text-emphasize="none" style:text-scale="100%" fo:hyphenate="false" fo:hyphenation-remain-char-count="2" fo:hyphenation-push-char-count="2"/>
    </style:style>
    <style:style style:name="Footer" style:family="paragraph" style:parent-style-name="normal" style:default-outline-level="1" style:list-style-name="" style:class="extra">
      <style:paragraph-properties style:line-height-at-least="0.0008in" fo:text-align="center" style:justify-single-word="false" fo:hyphenation-ladder-count="no-limit" style:vertical-align="top">
        <style:tab-stops>
          <style:tab-stop style:position="3.25in" style:type="center"/>
          <style:tab-stop style:position="6.5in" style:type="right"/>
        </style:tab-stops>
      </style:paragraph-properties>
      <style:text-properties style:text-position="0% 100%" fo:language="en" fo:country="US" style:text-blinking="false" style:language-asian="en" style:country-asian="US" style:language-complex="ar" style:country-complex="SA" style:text-emphasize="none" style:text-scale="100%" fo:hyphenate="false" fo:hyphenation-remain-char-count="2" fo:hyphenation-push-char-count="2"/>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text-properties style:text-position="0% 100%" style:text-blinking="false" style:text-emphasize="none" style:text-scale="100%"/>
    </style:style>
    <style:style style:name="Body_20_Text_20_Char" style:display-name="Body Text Char" style:family="text">
      <style:text-properties style:text-position="0% 100%" fo:language="und" fo:country="none" style:text-blinking="false" style:language-asian="und" style:country-asian="none" style:text-emphasize="none" style:text-scale="100%"/>
    </style:style>
    <style:style style:name="Header_20_Char" style:display-name="Header Char" style:family="text" style:parent-style-name="Default_20_Paragraph_20_Font">
      <style:text-properties style:text-position="0% 100%" style:text-blinking="false" style:text-emphasize="none" style:text-scale="100%"/>
    </style:style>
    <style:style style:name="Footer_20_Char" style:display-name="Footer Char" style:family="text" style:parent-style-name="Default_20_Paragraph_20_Font">
      <style:text-properties style:text-position="0% 100%" style:text-blinking="false" style:text-emphasize="none" style:text-scale="100%"/>
    </style:style>
    <style:style style:name="ListLabel_20_1" style:display-name="ListLabel 1" style:family="text">
      <style:text-properties style:text-position="0% 100%" style:font-name="Times New Roman" fo:font-family="'Times New Roman'" style:font-family-generic="roman" style:font-pitch="variable" fo:font-size="10pt" fo:font-style="normal" fo:font-weight="normal" style:font-name-asian="Times New Roman1" style:font-family-asian="'Times New Roman'" style:font-family-generic-asian="system" style:font-pitch-asian="variable" style:font-size-asian="8pt" style:font-style-asian="normal" style:font-weight-asian="normal" style:font-name-complex="Times New Roman1" style:font-family-complex="'Times New Roman'" style:font-family-generic-complex="system" style:font-pitch-complex="variable" style:font-size-complex="8pt"/>
    </style:style>
    <style:style style:name="ListLabel_20_2" style:display-name="ListLabel 2" style:family="text">
      <style:text-properties fo:font-size="11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fo:color="#3d4594" style:font-name="Roboto" fo:font-family="Roboto" style:font-family-generic="roman" style:font-pitch="variable" style:text-underline-style="solid" style:text-underline-width="auto" style:text-underline-color="font-color" style:font-name-asian="Roboto1" style:font-family-asian="Roboto" style:font-family-generic-asian="system" style:font-pitch-asian="variable" style:font-name-complex="Roboto1" style:font-family-complex="Roboto"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2" style:display-name="ListLabel 12" style:family="text">
      <style:text-properties fo:color="#1155cc"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prefix="[" style:num-suffix="]" style:num-format="1">
        <style:list-level-properties text:list-level-position-and-space-mode="label-alignment">
          <style:list-level-label-alignment text:label-followed-by="listtab" fo:text-indent="-0.25in" fo:margin-lef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3752in" fo:margin-bottom="1in" fo:margin-left="0.6201in" fo:margin-right="0.6201in" style:writing-mode="lr-tb" style:layout-grid-color="#c0c0c0" style:layout-grid-lines="26207"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5T19:59:00</meta:creation-date>
    <meta:initial-creator>IEEE</meta:initial-creator>
    <meta:document-statistic meta:table-count="0" meta:image-count="0" meta:object-count="0" meta:page-count="3" meta:paragraph-count="52" meta:word-count="1412" meta:character-count="9038" meta:non-whitespace-character-count="7670"/>
    <meta:generator>LibreOfficeDev/6.0.5.2$Linux_X86_64 LibreOffice_project/</meta:generator>
  </office:meta>
</office:document-meta>
</file>